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898d8" officeooo:paragraph-rsid="001898d8"/>
    </style:style>
    <style:style style:name="P4" style:family="paragraph" style:parent-style-name="Standard">
      <style:paragraph-properties fo:text-align="center" style:justify-single-word="false"/>
      <style:text-properties fo:font-size="80pt" officeooo:rsid="001898d8" officeooo:paragraph-rsid="001898d8" style:font-size-asian="80pt" style:font-size-complex="80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98d8" officeooo:paragraph-rsid="001898d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8a4c4" officeooo:paragraph-rsid="0018a4c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a840b" officeooo:paragraph-rsid="001a840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b0f36" officeooo:paragraph-rsid="001b0f36" style:font-size-asian="10.5pt" style:font-size-complex="12pt"/>
    </style:style>
    <style:style style:name="P9" style:family="paragraph" style:parent-style-name="Text_20_body">
      <style:text-properties officeooo:rsid="001c74b5" officeooo:paragraph-rsid="001c74b5"/>
    </style:style>
    <style:style style:name="P10" style:family="paragraph" style:parent-style-name="Text_20_body">
      <style:text-properties officeooo:rsid="001e393c" officeooo:paragraph-rsid="001c74b5"/>
    </style:style>
    <style:style style:name="P11" style:family="paragraph" style:parent-style-name="Text_20_body">
      <style:text-properties officeooo:rsid="001e393c" officeooo:paragraph-rsid="001e393c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start" style:justify-single-word="false"/>
      <style:text-properties fo:font-size="12pt" officeooo:rsid="001b103e" officeooo:paragraph-rsid="001b103e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ef330" officeooo:paragraph-rsid="00200fd5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paragraph-rsid="001b103e"/>
    </style:style>
    <style:style style:name="T1" style:family="text">
      <style:text-properties officeooo:rsid="001a840b"/>
    </style:style>
    <style:style style:name="T2" style:family="text">
      <style:text-properties officeooo:rsid="001abc4a"/>
    </style:style>
    <style:style style:name="T3" style:family="text">
      <style:text-properties officeooo:rsid="001b103e"/>
    </style:style>
    <style:style style:name="T4" style:family="text">
      <style:text-properties officeooo:rsid="00200fd5"/>
    </style:style>
    <style:style style:name="T5" style:family="text">
      <style:text-properties officeooo:rsid="002034f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Francisco de Queved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azmorra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lejandro Marino y Alberto Barral <text:s text:c="21"/>v1.0 <text:s text:c="56"/>28/10/2022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408_3422290135" text:style-name="Index_20_Link" text:visited-style-name="Index_20_Link">1. Proceso de elaboración<text:tab/>3</text:a></text:p>
          <text:p text:style-name="P2"><text:a xlink:type="simple" xlink:href="#__RefHeading___Toc1410_3422290135" text:style-name="Index_20_Link" text:visited-style-name="Index_20_Link">2. Decisiones de diseño<text:tab/>4</text:a></text:p>
          <text:p text:style-name="P2"><text:a xlink:type="simple" xlink:href="#__RefHeading___Toc1412_3422290135" text:style-name="Index_20_Link" text:visited-style-name="Index_20_Link">3. Conclusión<text:tab/>4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1408_3422290135"/><text:soft-page-break/>1. Proceso de elaboración<text:bookmark-end text:name="__RefHeading___Toc1408_3422290135"/></text:h>
      <text:p text:style-name="P6"/>
      <text:p text:style-name="P6">Este ejercicio se basa en la creación de una aplicación para moverse por una mazmorra, la cual está definida por un documento xml con un determinado patrón.</text:p>
      <text:p text:style-name="P6">La principal dificultad se basaba en el hecho de no poder utilizar un IDE que proporcionara ayudas a la hora de programar el código, ya que es a lo que estamos acostumbrados y resulta difícil programar “a ciegas” en un documento de texto; y tedioso el hecho de tener que estar buscando información <text:span text:style-name="T1">de incluso algo tan simple como el hecho de ejecutar la aplicación para poder empezar a probar el funcionamiento de lo que has programado. A esto se le incluye la dificultad que supone encontrar errores en el código, que seria algo muy sencillo en cualquier IDE.</text:span></text:p>
      <text:p text:style-name="P6"/>
      <text:p text:style-name="P7">Una vez completado el proceso de compilar el código y poder ejecutarlo, comenzamos a realizar lo que iba a ser en sí la aplicación. Comenzamos por el menú de navegación situado en la parte superior que permite cargar la mazmorra (el documento xml), y empezar la partida, aunque la funcionalidad se fue implementado mas tarde al programar los elementos que componen la pantalla.</text:p>
      <text:p text:style-name="P7">Lo siguiente fue crear las divisiones <text:span text:style-name="T2">de la interfaz para separar los distintos elementos que contiene la pantalla principal. Una vez conseguido esto procedimos a rellenar esta divisiones con los distintos elementos gráficos necesarios para el uso de la aplicación, como es el árbol mostrando la información del xml; el área de texto en el que se muestra el recorrido realizado; el área de texto donde se muestra información sobre la habitación de la mazmorra en la que te encuentras, y los botones a su alrededor que simulan puertas en la misma habitación.</text:span></text:p>
      <text:p text:style-name="P8">Lo siguiente que realizamos fue añadir al menú de la parte superior la funcionalidad de cargar el documento con la mazmorra y <text:span text:style-name="T3">empezar la partida para cargar los datos de la misma en la interfaz.</text:span></text:p>
      <text:p text:style-name="P13">Una vez realizado procedimos a ocultar los elementos de la mazmorra hasta que no se empezara la partida y una vez comenzara que se mostrasen solo los botones correspondientes a puertas que tuviese la habitación en la que nos encontrábamos; la información de la misma; y el mensaje de comienzo de la partida en la ruta. Posteriormente añadimos la funcionalidad de cambio de sala a los botones, incluyendo el cambio de texto en la información de la habitación, y añadiendo la sala en la que te encontrabas a la ruta.</text:p>
      <text:p text:style-name="P13"/>
      <text:p text:style-name="P14">El último paso fue crear el archivo .<text:span text:style-name="T4">j</text:span>ar para que se pudiese ejecutar el programa, este proceso resulto mas llevadero de lo que se esperaba, <text:span text:style-name="T4">por eso mismo durante las pruebas se opto por solamente compilar y ejecutar el archivo java con todas las clases. Al finalizar toda la fase de pruebas surgieron problemas debido a las versiones de java descargadas en los distintos dispositivos en los que se intentaba ejecutar el .jar, aunque se logro solucionar. </text:span></text:p>
      <text:p text:style-name="P14"><text:span text:style-name="T4">El proceso de creación del .jar es el siguiente:</text:span></text:p>
      <text:p text:style-name="P14">- <text:span text:style-name="T4">Compilar el archivo .java</text:span></text:p>
      <text:p text:style-name="P14">- <text:span text:style-name="T4">Crear el .jar con las clases generadas de <text:s/>compilar el archivo .java</text:span></text:p>
      <text:p text:style-name="P14">- <text:span text:style-name="T4">Se extraen los archivos del .jar generado</text:span></text:p>
      <text:p text:style-name="P14">- <text:span text:style-name="T4">Accedemos a la carpeta META-INF y modificamos el MANIFEST </text:span><text:span text:style-name="T5">añadiéndole la clase principal</text:span></text:p>
      <text:p text:style-name="P14">- <text:span text:style-name="T5">Para finalizar se vuelve a crear el archivo .jar pero esta vez a parte de las clases se le añade el MANIFEST</text:span></text:p>
      <text:p text:style-name="P15"/>
      <text:p text:style-name="P15"/>
      <text:p text:style-name="P15"/>
      <text:p text:style-name="P15"/>
      <text:h text:style-name="Heading_20_1" text:outline-level="1"><text:bookmark-start text:name="__RefHeading___Toc1410_3422290135"/><text:soft-page-break/>2. Decisiones de diseño<text:bookmark-end text:name="__RefHeading___Toc1410_3422290135"/></text:h>
      <text:p text:style-name="Text_20_body"/>
      <text:p text:style-name="P9">En el diseño de la aplicación hemos seguido completamente el que había de ejemplo ya que nos parecía simple, sencillo e intuitivo; no había nada que confundiese al usuario y es muy eficiente en términos de usabilidad, sin sobrecargar la pantalla de elementos, visualmente agradable y fácil de entender para todo el mundo.</text:p>
      <text:p text:style-name="P9">Hemos añadido distintas limitaciones a la hora de redimensionar el contenido para que todo tenga su espacio mínimo y no se superpongan los elementos de pantalla, logrando así una buena usabilidad en cualquiera de las dimensiones que elija el usuario a su gusto.</text:p>
      <text:p text:style-name="P9"/>
      <text:h text:style-name="Heading_20_1" text:outline-level="1" text:is-list-header="true"><text:bookmark-start text:name="__RefHeading___Toc1412_3422290135"/>3. Conclusión<text:bookmark-end text:name="__RefHeading___Toc1412_3422290135"/></text:h>
      <text:p text:style-name="P10"/>
      <text:p text:style-name="P11">La realización de este proyecto nos ha ayudado a comprender como se hace una aplicación desde cero, sin ayudas externas, mas que la información proporcionada en la documentación sobre la implementación de los elementos gráficos. También nos ha enseñado a valorar la ayuda proporcionada por los diferentes IDE’s, y las facilidades que nos ofrecen est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7T12:56:51.055000000</dc:date>
    <meta:editing-duration>PT33M18S</meta:editing-duration>
    <meta:editing-cycles>7</meta:editing-cycles>
    <meta:generator>LibreOffice/7.3.3.2$Windows_X86_64 LibreOffice_project/d1d0ea68f081ee2800a922cac8f79445e4603348</meta:generator>
    <meta:document-statistic meta:table-count="0" meta:image-count="0" meta:object-count="0" meta:page-count="4" meta:paragraph-count="27" meta:word-count="744" meta:character-count="4428" meta:non-whitespace-character-count="3632"/>
  </office:meta>
</office:document-meta>
</file>